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10.583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3.625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11.0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Grupo_20_Padre">
      <style:table-properties table:display="true" style:writing-mode="lr-tb"/>
    </style:style>
    <style:style style:name="ta2" style:family="table" style:master-page-name="PageStyle_5f_Grupo_20_Hijos">
      <style:table-properties table:display="true" style:writing-mode="lr-tb"/>
    </style:style>
    <style:style style:name="ta3" style:family="table" style:master-page-name="PageStyle_5f_Cuentas_20_Contables_5f_entradas">
      <style:table-properties table:display="true" style:writing-mode="lr-tb"/>
    </style:style>
    <style:style style:name="ta4" style:family="table" style:master-page-name="PageStyle_5f_Cuentas_20_Contables_5f_movimientos">
      <style:table-properties table:display="true" style:writing-mode="lr-tb"/>
    </style:style>
    <style:style style:name="ta5" style:family="table" style:master-page-name="PageStyle_5f_Grrupo_5f_depreciacion">
      <style:table-properties table:display="true" style:writing-mode="lr-tb"/>
    </style:style>
    <style:style style:name="ce1" style:family="table-cell" style:parent-style-name="Default">
      <style:table-cell-properties fo:background-color="#93c47d" style:vertical-align="bottom"/>
      <style:text-properties fo:color="#1f1c1b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d0d7e5" fo:border-left="none" fo:border-right="0.99pt solid #d0d7e5" fo:border-top="none"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text-align-source="fix" style:repeat-content="false" style:vertical-align="bottom"/>
      <style:paragraph-properties fo:text-align="end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b6d7a8" style:text-align-source="fix" style:repeat-content="false" fo:border="0.99pt solid #000000" style:vertical-align="bottom"/>
      <style:paragraph-properties fo:text-align="center"/>
      <style:text-properties fo:color="#313739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d0d7e5" style:text-align-source="fix" style:repeat-content="false" fo:border-left="none" fo:border-right="0.99pt solid #d0d7e5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d0d7e5" fo:border-left="none" fo:border-right="0.99pt solid #d0d7e5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vertical-align="bottom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b6d7a8" style:text-align-source="fix" style:repeat-content="false" fo:border="0.06pt solid #000000" style:vertical-align="bottom"/>
      <style:paragraph-properties fo:text-align="center"/>
      <style:text-properties fo:color="#313739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b6d7a8"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style:vertical-align="bottom"/>
      <style:paragraph-properties fo:text-align="end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rupo Padr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253" table:default-cell-style-name="Default"/>
        <table:table-row table:style-name="ro1">
          <table:table-cell table:style-name="ce1" office:value-type="string" calcext:value-type="string">
            <text:p>id_list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_creación</text:p>
          </table:table-cell>
          <table:table-cell table:number-columns-repeated="2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upos Contables</text:p>
          </table:table-cell>
          <table:table-cell table:style-name="ce5" office:value-type="date" office:date-value="2000-01-01" calcext:value-type="date">
            <text:p>1/1/2000</text:p>
          </table:table-cell>
          <table:table-cell table:number-columns-repeated="253"/>
        </table:table-row>
        <table:table-row table:style-name="ro1" table:number-rows-repeated="1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upo Hijos" table:style-name="ta2" table:print="false">
        <office:forms form:automatic-focus="false" form:apply-design-mode="false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3"/>
        <table:table-column table:style-name="co8" table:default-cell-style-name="ce23"/>
        <table:table-column table:style-name="co1" table:default-cell-style-name="ce10"/>
        <table:table-column table:style-name="co1" table:number-columns-repeated="233" table:default-cell-style-name="Default"/>
        <table:table-row table:style-name="ro2">
          <table:table-cell table:style-name="ce6" office:value-type="string" calcext:value-type="string">
            <text:p>Grupo_id</text:p>
          </table:table-cell>
          <table:table-cell table:style-name="ce6" office:value-type="string" calcext:value-type="string">
            <text:p>Grupo_padre</text:p>
          </table:table-cell>
          <table:table-cell table:style-name="ce6" office:value-type="string" calcext:value-type="string">
            <text:p>Grupo_codigo</text:p>
          </table:table-cell>
          <table:table-cell table:style-name="ce6" office:value-type="string" calcext:value-type="string">
            <text:p>elemento_grupo</text:p>
          </table:table-cell>
          <table:table-cell table:style-name="ce6" office:value-type="string" calcext:value-type="string">
            <text:p>Grupo_nombre</text:p>
          </table:table-cell>
          <table:table-cell table:style-name="ce6" office:value-type="string" calcext:value-type="string">
            <text:p>fecha_creacion</text:p>
          </table:table-cell>
          <table:table-cell table:style-name="ce6" office:value-type="string" calcext:value-type="string">
            <text:p>Grupo_id</text:p>
          </table:table-cell>
          <table:table-cell table:number-columns-repeated="23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LEMENTOS DE CONSUMO</text:p>
          </table:table-cell>
          <table:table-cell table:style-name="ce21" office:value-type="string" calcext:value-type="string">
            <text:p>2015010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1" calcext:value-type="float">
            <text:p>121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CAPACITACION BIENESTAR SOCIAL Y ESTIMUL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33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02" calcext:value-type="float">
            <text:p>10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COMBUSTIBLES Y LUBRICANT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33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16" calcext:value-type="float">
            <text:p>116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DOTACION A TRABAJADOR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33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LEMENTOS DE ASEO, LAVANDERIA Y CAFETERI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33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LEMENTOS PARA CONSTRUCCION E INSTALACION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33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503" calcext:value-type="float">
            <text:p>1250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FOTOCOPIA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33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602" calcext:value-type="float">
            <text:p>1260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IMPRESOS Y PUBLICACION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33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502" calcext:value-type="float">
            <text:p>1250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ATERIAL EDUCATIV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33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ATERIALES Y SUMINISTR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33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501" calcext:value-type="float">
            <text:p>12501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ATERIALES Y SUMINISTROS EN GENERAL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33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EDALLAS TROFEOS Y ELEMENTOS DEPORTIV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33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03" calcext:value-type="float">
            <text:p>10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MEDICAMENTOS ELEMENTOS DE ODONTOLOGI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33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2601" calcext:value-type="float">
            <text:p>12601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OTROS CARGOS DIFERID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33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12" calcext:value-type="float">
            <text:p>11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REPUESTOS PARA MAQUINAS Y EQUIP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33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10" calcext:value-type="float">
            <text:p>11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UTILES DE ESCRITORIO Y OFICIN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33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11" calcext:value-type="float">
            <text:p>111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VIVERES RANCHO Y LICOR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33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ACCESORIOS EQUIPO DE COMPUTO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3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DE COMPUTO CONSUMO 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33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DE COMUNICACIÓN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33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DE LABORATORIO CONSUMO 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33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DE SEGURIDAD INDUSTRIAL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33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MEDICO Y ODONTOLOGICO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33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EQUIPO Y MAQUINARIA DE OFICINA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33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LIBROS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33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LLANTAS Y NEUMATIC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33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004" calcext:value-type="float">
            <text:p>1004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MATERIALES REACTIVOS Y DE LABORATORI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33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MUEBLES Y ENSERES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33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282" calcext:value-type="float">
            <text:p>282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REPUESTOS MAQUINARIAS Y EQUIPOS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33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37901" calcext:value-type="float">
            <text:p>23790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ELEMENTOS MUSICALES EN GENERAL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9" calcext:value-type="float">
            <text:p>59</text:p>
          </table:table-cell>
          <table:table-cell table:style-name="ce24" table:number-columns-repeated="3"/>
          <table:table-cell table:number-columns-repeated="230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HERRAMIENTAS CONSUM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60" calcext:value-type="float">
            <text:p>60</text:p>
          </table:table-cell>
          <table:table-cell table:style-name="ce24" table:number-columns-repeated="3"/>
          <table:table-cell table:number-columns-repeated="230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ELEMENTOS DEVOLUTIVOS</text:p>
          </table:table-cell>
          <table:table-cell table:style-name="ce21" office:value-type="string" calcext:value-type="string">
            <text:p>20150101</text:p>
          </table:table-cell>
          <table:table-cell table:style-name="ce7" office:value-type="float" office:value="30" calcext:value-type="float">
            <text:p>30</text:p>
          </table:table-cell>
          <table:table-cell table:style-name="ce24" table:number-columns-repeated="3"/>
          <table:table-cell table:number-columns-repeated="23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1" calcext:value-type="float">
            <text:p>20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ARMAMENTO DE VIGILANCI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33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2" calcext:value-type="float">
            <text:p>202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MÚSIC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33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3" calcext:value-type="float">
            <text:p>20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LEMENTOS DE CULT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233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4" calcext:value-type="float">
            <text:p>204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CUADROS Y PINTURA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33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6" calcext:value-type="float">
            <text:p>206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S DE COMEDOR, COCINA, DESPENSA Y HOTELERI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33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7" calcext:value-type="float">
            <text:p>207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COMUNICACIÓN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233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8" calcext:value-type="float">
            <text:p>20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S Y MÁQUINAS DE CONSTRUCCIÓN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33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09" calcext:value-type="float">
            <text:p>2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S DE RECREACIÓN Y DEPORTE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33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0" calcext:value-type="float">
            <text:p>21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LABORATORI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33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1" calcext:value-type="float">
            <text:p>21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MEDICO Y ODONTOLOGIC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33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2" calcext:value-type="float">
            <text:p>212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Y MAQUINA DE OFICIN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33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3" calcext:value-type="float">
            <text:p>21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TRANSPORTE, TRACCIÓN Y ELEVACIÓN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33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4" calcext:value-type="float">
            <text:p>214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HERRAMIENTAS Y ACCESORI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33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6" calcext:value-type="float">
            <text:p>216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LIBROS Y PUBLICACIONES DE INVESTIGACION Y CONSULTA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33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18" calcext:value-type="float">
            <text:p>21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MUEBLES Y ENSER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33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0" calcext:value-type="float">
            <text:p>22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VESTUARIO ROPA Y DOTACION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233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1" calcext:value-type="float">
            <text:p>22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COMPUT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233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2" calcext:value-type="float">
            <text:p>222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INTANGIBLES (software)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33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3" calcext:value-type="float">
            <text:p>22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S PARA ESTACION DE BOMBEO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33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8" calcext:value-type="float">
            <text:p>22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EQUIPO DE URGENCIA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233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30" calcext:value-type="float">
            <text:p>23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ELEMENTOS DE ARTE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233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223" calcext:value-type="float">
            <text:p>223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REDES, LINEAS Y CABLE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33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float" office:value="190" calcext:value-type="float">
            <text:p>19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RRENOS</text:p>
          </table:table-cell>
          <table:table-cell table:style-name="ce18" office:value-type="string" calcext:value-type="string">
            <text:p>20150101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233"/>
        </table:table-row>
        <table:table-row table:style-name="ro2" table:number-rows-repeated="29">
          <table:table-cell table:style-name="ce9" table:number-columns-repeated="4"/>
          <table:table-cell table:style-name="ce22" table:number-columns-repeated="2"/>
          <table:table-cell table:style-name="ce9"/>
          <table:table-cell table:number-columns-repeated="233"/>
        </table:table-row>
        <table:table-row table:style-name="ro2">
          <table:table-cell table:style-name="ce9" table:number-columns-repeated="4"/>
          <table:table-cell table:style-name="ce22"/>
          <table:table-cell table:style-name="ce3"/>
          <table:table-cell table:style-name="ce9"/>
          <table:table-cell table:number-columns-repeated="233"/>
        </table:table-row>
        <table:table-row table:style-name="ro2" table:number-rows-repeated="84">
          <table:table-cell table:number-columns-repeated="4"/>
          <table:table-cell table:style-name="ce3" table:number-columns-repeated="2"/>
          <table:table-cell table:number-columns-repeated="234"/>
        </table:table-row>
        <table:table-row table:style-name="ro2" table:number-rows-repeated="800">
          <table:table-cell table:number-columns-repeated="240"/>
        </table:table-row>
        <table:table-row table:style-name="ro2">
          <table:table-cell table:style-name="ce11" table:number-columns-repeated="4"/>
          <table:table-cell table:style-name="Default" table:number-columns-repeated="2"/>
          <table:table-cell table:style-name="ce11"/>
          <table:table-cell table:number-columns-repeated="233"/>
        </table:table-row>
      </table:table>
      <table:table table:name="Cuentas Contables_entradas" table:style-name="ta3" table:print="false">
        <office:forms form:automatic-focus="false" form:apply-design-mode="false"/>
        <table:table-column table:style-name="co8" table:default-cell-style-name="ce28"/>
        <table:table-column table:style-name="co9" table:default-cell-style-name="ce34"/>
        <table:table-column table:style-name="co10" table:default-cell-style-name="ce28"/>
        <table:table-column table:style-name="co8" table:default-cell-style-name="ce28"/>
        <table:table-column table:style-name="co1" table:number-columns-repeated="252" table:default-cell-style-name="ce28"/>
        <table:table-column table:style-name="co3" table:number-columns-repeated="768" table:default-cell-style-name="ce28"/>
        <table:table-row table:style-name="ro2">
          <table:table-cell table:style-name="ce25" office:value-type="string" calcext:value-type="string">
            <office:annotation draw:style-name="gr1" draw:text-style-name="P1" svg:width="3.387cm" svg:height="3.756cm" svg:x="2.09cm" svg:y="0.026cm" draw:caption-point-x="0.863cm" draw:caption-point-y="-0.016cm">
              <dc:date>1899-12-30T00:00:00</dc:date>
              <text:p text:style-name="P1"><text:span text:style-name="T1">1 Reposición</text:span></text:p>
              <text:p text:style-name="P1"><text:span text:style-name="T1">2 Donación</text:span></text:p>
              <text:p text:style-name="P1"><text:span text:style-name="T1">3 Sobrante</text:span></text:p>
              <text:p text:style-name="P1"><text:span text:style-name="T1">4 Producción Propia</text:span></text:p>
              <text:p text:style-name="P1"><text:span text:style-name="T1">5 Recuperación</text:span></text:p>
              <text:p text:style-name="P1"><text:span text:style-name="T1">6 Adquisicion</text:span></text:p>
              <text:p text:style-name="P1"><text:span text:style-name="T1">7 Avances</text:span></text:p>
              <text:p text:style-name="P1"><text:span text:style-name="T1">-Diana Leonor Tinjaca Rodriguez</text:span></text:p>
            </office:annotation>
            <text:p>clase_entrada </text:p>
          </table:table-cell>
          <table:table-cell table:style-name="ce29" office:value-type="string" calcext:value-type="string">
            <text:p>Grupo_id</text:p>
          </table:table-cell>
          <table:table-cell table:style-name="ce25" office:value-type="string" calcext:value-type="string">
            <text:p>Cuenta_salida</text:p>
          </table:table-cell>
          <table:table-cell table:style-name="ce25" office:value-type="string" calcext:value-type="string">
            <text:p>Cuenta_entrada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style-name="ce35" office:value-type="float" office:value="83900731" calcext:value-type="float">
            <text:p>83900731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1" calcext:value-type="float">
            <text:p>31</text:p>
          </table:table-cell>
          <table:table-cell table:style-name="ce35" office:value-type="float" office:value="16551001" calcext:value-type="float">
            <text:p>16551001</text:p>
          </table:table-cell>
          <table:table-cell table:style-name="ce35" office:value-type="float" office:value="16350101" calcext:value-type="float">
            <text:p>163501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5" office:value-type="float" office:value="19102300" calcext:value-type="float">
            <text:p>19102300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51114602" calcext:value-type="float">
            <text:p>51114602</text:p>
          </table:table-cell>
          <table:table-cell table:style-name="ce35" office:value-type="float" office:value="19102202" calcext:value-type="float">
            <text:p>19102202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4" calcext:value-type="float">
            <text:p>34</text:p>
          </table:table-cell>
          <table:table-cell table:style-name="ce35" office:value-type="float" office:value="19600104" calcext:value-type="float">
            <text:p>19600104</text:p>
          </table:table-cell>
          <table:table-cell table:style-name="ce35" office:value-type="float" office:value="16350304" calcext:value-type="float">
            <text:p>16350304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2" calcext:value-type="float">
            <text:p>32</text:p>
          </table:table-cell>
          <table:table-cell table:style-name="ce35" office:value-type="float" office:value="16550502" calcext:value-type="float">
            <text:p>16550502</text:p>
          </table:table-cell>
          <table:table-cell table:style-name="ce35" office:value-type="float" office:value="16350302" calcext:value-type="float">
            <text:p>16350302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51110320" calcext:value-type="float">
            <text:p>51110320</text:p>
          </table:table-cell>
          <table:table-cell table:style-name="ce35" office:value-type="float" office:value="19100401" calcext:value-type="float">
            <text:p>19100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56" calcext:value-type="float">
            <text:p>56</text:p>
          </table:table-cell>
          <table:table-cell table:style-name="ce36" office:value-type="float" office:value="16659021" calcext:value-type="float">
            <text:p>16659021</text:p>
          </table:table-cell>
          <table:table-cell table:style-name="ce36" office:value-type="float" office:value="16359021" calcext:value-type="float">
            <text:p>1635902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51115501" calcext:value-type="float">
            <text:p>51115501</text:p>
          </table:table-cell>
          <table:table-cell table:style-name="ce35" office:value-type="float" office:value="19102101" calcext:value-type="float">
            <text:p>19102101</text:p>
          </table:table-cell>
          <table:table-cell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59" calcext:value-type="float">
            <text:p>59</text:p>
          </table:table-cell>
          <table:table-cell table:style-name="ce35" office:value-type="float" office:value="83900722" calcext:value-type="float">
            <text:p>83900722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3" calcext:value-type="float">
            <text:p>33</text:p>
          </table:table-cell>
          <table:table-cell table:style-name="ce35" office:value-type="float" office:value="19600303" calcext:value-type="float">
            <text:p>19600303</text:p>
          </table:table-cell>
          <table:table-cell table:style-name="ce35" office:value-type="float" office:value="16359003" calcext:value-type="float">
            <text:p>16359003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float" office:value="51111404" calcext:value-type="float">
            <text:p>51111404</text:p>
          </table:table-cell>
          <table:table-cell table:style-name="ce35" office:value-type="float" office:value="19100104" calcext:value-type="float">
            <text:p>19100104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19" calcext:value-type="float">
            <text:p>19</text:p>
          </table:table-cell>
          <table:table-cell table:style-name="ce35" office:value-type="float" office:value="83900731" calcext:value-type="float">
            <text:p>83900731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83900730" calcext:value-type="float">
            <text:p>83900730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7"/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1" calcext:value-type="float">
            <text:p>21</text:p>
          </table:table-cell>
          <table:table-cell table:style-name="ce35" office:value-type="float" office:value="83900726" calcext:value-type="float">
            <text:p>83900726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7"/>
          <table:table-cell table:style-name="ce39" table:number-columns-repeated="2"/>
          <table:table-cell table:number-columns-repeated="1017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2" calcext:value-type="float">
            <text:p>22</text:p>
          </table:table-cell>
          <table:table-cell table:style-name="ce35" office:value-type="float" office:value="51113301" calcext:value-type="float">
            <text:p>51113301</text:p>
          </table:table-cell>
          <table:table-cell table:style-name="ce35" office:value-type="float" office:value="19102901" calcext:value-type="float">
            <text:p>19102901</text:p>
          </table:table-cell>
          <table:table-cell table:style-name="ce37"/>
          <table:table-cell table:style-name="ce40" table:number-columns-repeated="2"/>
          <table:table-cell table:number-columns-repeated="1017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53" calcext:value-type="float">
            <text:p>53</text:p>
          </table:table-cell>
          <table:table-cell table:style-name="ce35" office:value-type="float" office:value="16600328" calcext:value-type="float">
            <text:p>16600328</text:p>
          </table:table-cell>
          <table:table-cell table:style-name="ce35" office:value-type="float" office:value="16350228" calcext:value-type="float">
            <text:p>16350228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3" calcext:value-type="float">
            <text:p>23</text:p>
          </table:table-cell>
          <table:table-cell table:style-name="ce35" office:value-type="float" office:value="83900727" calcext:value-type="float">
            <text:p>83900727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style-name="ce35" office:value-type="float" office:value="16800206" calcext:value-type="float">
            <text:p>16800206</text:p>
          </table:table-cell>
          <table:table-cell table:style-name="ce35" office:value-type="float" office:value="16351106" calcext:value-type="float">
            <text:p>16351106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5" office:value-type="float" office:value="83900729" calcext:value-type="float">
            <text:p>83900729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7" calcext:value-type="float">
            <text:p>47</text:p>
          </table:table-cell>
          <table:table-cell table:style-name="ce35" office:value-type="float" office:value="16700221" calcext:value-type="float">
            <text:p>16700221</text:p>
          </table:table-cell>
          <table:table-cell table:style-name="ce35" office:value-type="float" office:value="16350421" calcext:value-type="float">
            <text:p>1635042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6" calcext:value-type="float">
            <text:p>36</text:p>
          </table:table-cell>
          <table:table-cell table:style-name="ce35" office:value-type="float" office:value="16700107" calcext:value-type="float">
            <text:p>16700107</text:p>
          </table:table-cell>
          <table:table-cell table:style-name="ce35" office:value-type="float" office:value="16350407" calcext:value-type="float">
            <text:p>16350407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5" office:value-type="float" office:value="16550108" calcext:value-type="float">
            <text:p>16550108</text:p>
          </table:table-cell>
          <table:table-cell table:style-name="ce35" office:value-type="float" office:value="16350108" calcext:value-type="float">
            <text:p>16350108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8" calcext:value-type="float">
            <text:p>38</text:p>
          </table:table-cell>
          <table:table-cell table:style-name="ce35" office:value-type="float" office:value="16550609" calcext:value-type="float">
            <text:p>16550609</text:p>
          </table:table-cell>
          <table:table-cell table:style-name="ce35" office:value-type="float" office:value="16359009" calcext:value-type="float">
            <text:p>16359009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39" calcext:value-type="float">
            <text:p>39</text:p>
          </table:table-cell>
          <table:table-cell table:style-name="ce35" office:value-type="float" office:value="16600210" calcext:value-type="float">
            <text:p>16600210</text:p>
          </table:table-cell>
          <table:table-cell table:style-name="ce35" office:value-type="float" office:value="16350210" calcext:value-type="float">
            <text:p>16350210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1" calcext:value-type="float">
            <text:p>41</text:p>
          </table:table-cell>
          <table:table-cell table:style-name="ce35" office:value-type="float" office:value="16650212" calcext:value-type="float">
            <text:p>16650212</text:p>
          </table:table-cell>
          <table:table-cell table:style-name="ce35" office:value-type="float" office:value="16350312" calcext:value-type="float">
            <text:p>16350312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2" calcext:value-type="float">
            <text:p>42</text:p>
          </table:table-cell>
          <table:table-cell table:style-name="ce35" office:value-type="float" office:value="16750213" calcext:value-type="float">
            <text:p>16750213</text:p>
          </table:table-cell>
          <table:table-cell table:style-name="ce35" office:value-type="float" office:value="16350513" calcext:value-type="float">
            <text:p>16350513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0" calcext:value-type="float">
            <text:p>40</text:p>
          </table:table-cell>
          <table:table-cell table:style-name="ce35" office:value-type="float" office:value="16609001" calcext:value-type="float">
            <text:p>16609001</text:p>
          </table:table-cell>
          <table:table-cell table:style-name="ce35" office:value-type="float" office:value="16350211" calcext:value-type="float">
            <text:p>16350211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float" office:value="5111220100" calcext:value-type="float">
            <text:p>5111220100</text:p>
          </table:table-cell>
          <table:table-cell table:style-name="ce35" office:value-type="float" office:value="1910010500" calcext:value-type="float">
            <text:p>1910010500</text:p>
          </table:table-cell>
          <table:table-cell table:number-columns-repeated="1020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5" office:value-type="float" office:value="16551114" calcext:value-type="float">
            <text:p>16551114</text:p>
          </table:table-cell>
          <table:table-cell table:style-name="ce35" office:value-type="float" office:value="16350114" calcext:value-type="float">
            <text:p>16350114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83900725" calcext:value-type="float">
            <text:p>83900725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51112102" calcext:value-type="float">
            <text:p>51112102</text:p>
          </table:table-cell>
          <table:table-cell table:style-name="ce35" office:value-type="float" office:value="19109002" calcext:value-type="float">
            <text:p>19109002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style-name="ce35" office:value-type="float" office:value="83900732" calcext:value-type="float">
            <text:p>83900732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44" calcext:value-type="float">
            <text:p>44</text:p>
          </table:table-cell>
          <table:table-cell table:style-name="ce35" office:value-type="float" office:value="19600716" calcext:value-type="float">
            <text:p>19600716</text:p>
          </table:table-cell>
          <table:table-cell table:style-name="ce35" office:value-type="float" office:value="16350316" calcext:value-type="float">
            <text:p>16350316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style-name="ce35" office:value-type="float" office:value="51119017" calcext:value-type="float">
            <text:p>51119017</text:p>
          </table:table-cell>
          <table:table-cell table:style-name="ce35" office:value-type="float" office:value="19100118" calcext:value-type="float">
            <text:p>19100118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5" office:value-type="float" office:value="19100102" calcext:value-type="float">
            <text:p>19100102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27" calcext:value-type="float">
            <text:p>27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5" office:value-type="float" office:value="19100117" calcext:value-type="float">
            <text:p>19100117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5" office:value-type="float" office:value="19100101" calcext:value-type="float">
            <text:p>191001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51111401" calcext:value-type="float">
            <text:p>51111401</text:p>
          </table:table-cell>
          <table:table-cell table:style-name="ce35" office:value-type="float" office:value="19100101" calcext:value-type="float">
            <text:p>191001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5" office:value-type="float" office:value="51113708" calcext:value-type="float">
            <text:p>51113708</text:p>
          </table:table-cell>
          <table:table-cell table:style-name="ce35" office:value-type="float" office:value="19100108" calcext:value-type="float">
            <text:p>19100108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5" office:value-type="float" office:value="51119003" calcext:value-type="float">
            <text:p>51119003</text:p>
          </table:table-cell>
          <table:table-cell table:style-name="ce35" office:value-type="float" office:value="19100103" calcext:value-type="float">
            <text:p>19100103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45" calcext:value-type="float">
            <text:p>45</text:p>
          </table:table-cell>
          <table:table-cell table:style-name="ce35" office:value-type="float" office:value="16650118" calcext:value-type="float">
            <text:p>16650118</text:p>
          </table:table-cell>
          <table:table-cell table:style-name="ce35" office:value-type="float" office:value="16350318" calcext:value-type="float">
            <text:p>16350318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5" office:value-type="float" office:value="83900728" calcext:value-type="float">
            <text:p>83900728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51119002" calcext:value-type="float">
            <text:p>51119002</text:p>
          </table:table-cell>
          <table:table-cell table:style-name="ce35" office:value-type="float" office:value="19109003" calcext:value-type="float">
            <text:p>19109003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49" calcext:value-type="float">
            <text:p>49</text:p>
          </table:table-cell>
          <table:table-cell table:style-name="ce35" office:value-type="float" office:value="16501001" calcext:value-type="float">
            <text:p>16501001</text:p>
          </table:table-cell>
          <table:table-cell table:style-name="ce35" office:value-type="float" office:value="16350701" calcext:value-type="float">
            <text:p>163507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5" office:value-type="float" office:value="51111412" calcext:value-type="float">
            <text:p>51111412</text:p>
          </table:table-cell>
          <table:table-cell table:style-name="ce35" office:value-type="float" office:value="19100112" calcext:value-type="float">
            <text:p>19100112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5" office:value-type="float" office:value="83900721" calcext:value-type="float">
            <text:p>83900721</text:p>
          </table:table-cell>
          <table:table-cell table:style-name="ce35" office:value-type="float" office:value="51111401" calcext:value-type="float">
            <text:p>511114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48" calcext:value-type="float">
            <text:p>48</text:p>
          </table:table-cell>
          <table:table-cell table:style-name="ce35" office:value-type="float" office:value="19700822" calcext:value-type="float">
            <text:p>19700822</text:p>
          </table:table-cell>
          <table:table-cell table:style-name="ce35" office:value-type="float" office:value="16350422" calcext:value-type="float">
            <text:p>16350422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58" calcext:value-type="float">
            <text:p>58</text:p>
          </table:table-cell>
          <table:table-cell table:number-columns-repeated="2" table:style-name="ce35" office:value-type="float" office:value="160501" calcext:value-type="float">
            <text:p>1605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5" office:value-type="float" office:value="51119010" calcext:value-type="float">
            <text:p>51119010</text:p>
          </table:table-cell>
          <table:table-cell table:style-name="ce35" office:value-type="float" office:value="19100110" calcext:value-type="float">
            <text:p>19100110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46" calcext:value-type="float">
            <text:p>46</text:p>
          </table:table-cell>
          <table:table-cell table:style-name="ce35" office:value-type="float" office:value="51110320" calcext:value-type="float">
            <text:p>51110320</text:p>
          </table:table-cell>
          <table:table-cell table:style-name="ce35" office:value-type="float" office:value="19100401" calcext:value-type="float">
            <text:p>19100401</text:p>
          </table:table-cell>
          <table:table-cell table:number-columns-repeated="1020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51115511" calcext:value-type="float">
            <text:p>51115511</text:p>
          </table:table-cell>
          <table:table-cell table:style-name="ce35" office:value-type="float" office:value="19100111" calcext:value-type="float">
            <text:p>19100111</text:p>
          </table:table-cell>
          <table:table-cell table:number-columns-repeated="102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31" office:value-type="float" office:value="57" calcext:value-type="float">
            <text:p>57</text:p>
          </table:table-cell>
          <table:table-cell table:style-name="ce36" office:value-type="float" office:value="16501001" calcext:value-type="float">
            <text:p>16501001</text:p>
          </table:table-cell>
          <table:table-cell table:style-name="ce36" office:value-type="float" office:value="16350701" calcext:value-type="float">
            <text:p>16350701</text:p>
          </table:table-cell>
          <table:table-cell table:number-columns-repeated="1020"/>
        </table:table-row>
        <table:table-row table:style-name="ro2" table:number-rows-repeated="3">
          <table:table-cell table:style-name="ce13"/>
          <table:table-cell table:style-name="ce31"/>
          <table:table-cell table:style-name="ce8" table:number-columns-repeated="2"/>
          <table:table-cell table:number-columns-repeated="1020"/>
        </table:table-row>
        <table:table-row table:style-name="ro2" table:number-rows-repeated="100">
          <table:table-cell table:style-name="ce13"/>
          <table:table-cell table:style-name="ce32"/>
          <table:table-cell table:style-name="ce13" table:number-columns-repeated="2"/>
          <table:table-cell table:number-columns-repeated="1020"/>
        </table:table-row>
        <table:table-row table:style-name="ro2" table:number-rows-repeated="841">
          <table:table-cell table:style-name="ce11"/>
          <table:table-cell table:style-name="ce33"/>
          <table:table-cell table:style-name="ce11" table:number-columns-repeated="2"/>
          <table:table-cell table:number-columns-repeated="1020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entas Contables_movimientos" table:style-name="ta4" table:print="false">
        <office:forms form:automatic-focus="false" form:apply-design-mode="false"/>
        <table:table-column table:style-name="co11" table:default-cell-style-name="ce42"/>
        <table:table-column table:style-name="co9" table:default-cell-style-name="ce38"/>
        <table:table-column table:style-name="co8" table:default-cell-style-name="ce42"/>
        <table:table-column table:style-name="co12" table:default-cell-style-name="ce38"/>
        <table:table-column table:style-name="co1" table:number-columns-repeated="18" table:default-cell-style-name="ce38"/>
        <table:table-column table:style-name="co1" table:number-columns-repeated="234" table:default-cell-style-name="Default"/>
        <table:table-row table:style-name="ro1">
          <table:table-cell table:style-name="ce6" office:value-type="string" calcext:value-type="string">
            <office:annotation draw:style-name="gr2" draw:text-style-name="P1" svg:width="3.387cm" svg:height="2.176cm" svg:x="2.09cm" svg:y="0.026cm" draw:caption-point-x="1.524cm" draw:caption-point-y="-0.016cm">
              <dc:date>1899-12-30T00:00:00</dc:date>
              <text:p text:style-name="P1"><text:span text:style-name="T1">1. Baja</text:span></text:p>
              <text:p text:style-name="P1"><text:span text:style-name="T1">2. Faltante</text:span></text:p>
              <text:p text:style-name="P1"><text:span text:style-name="T1">3. Hurto o robo</text:span></text:p>
              <text:p text:style-name="P1"><text:span text:style-name="T1">-Diana Leonor Tinjaca Rodriguez</text:span></text:p>
            </office:annotation>
            <text:p>clase_movimiento</text:p>
          </table:table-cell>
          <table:table-cell table:style-name="ce6" office:value-type="string" calcext:value-type="string">
            <text:p>Grupo_id</text:p>
          </table:table-cell>
          <table:table-cell table:style-name="ce6" office:value-type="string" calcext:value-type="string">
            <text:p>Cuenta_debito</text:p>
          </table:table-cell>
          <table:table-cell table:style-name="ce6" office:value-type="string" calcext:value-type="string">
            <text:p>Cuenta_Credito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8315100401" calcext:value-type="float">
            <text:p>8315100401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8315100402" calcext:value-type="float">
            <text:p>8315100402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8315109003" calcext:value-type="float">
            <text:p>8315109003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7" office:value-type="float" office:value="8315109003" calcext:value-type="float">
            <text:p>8315109003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8315100906" calcext:value-type="float">
            <text:p>8315100906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8315100707" calcext:value-type="float">
            <text:p>8315100707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float" office:value="8315100408" calcext:value-type="float">
            <text:p>8315100408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8315100409" calcext:value-type="float">
            <text:p>8315100409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8315100510" calcext:value-type="float">
            <text:p>8315100510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8315100511" calcext:value-type="float">
            <text:p>8315100511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7" office:value-type="float" office:value="8315100612" calcext:value-type="float">
            <text:p>8315100612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float" office:value="8315100813" calcext:value-type="float">
            <text:p>8315100813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7" office:value-type="float" office:value="8315109014" calcext:value-type="float">
            <text:p>8315109014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float" office:value="8315109016" calcext:value-type="float">
            <text:p>8315109016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float" office:value="8315100618" calcext:value-type="float">
            <text:p>8315100618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float" office:value="8315109020" calcext:value-type="float">
            <text:p>8315109020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style-name="ce17" office:value-type="float" office:value="8315100721" calcext:value-type="float">
            <text:p>8315100721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style-name="ce17" office:value-type="float" office:value="8315103522" calcext:value-type="float">
            <text:p>8315103522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float" office:value="8315100701" calcext:value-type="float">
            <text:p>8315100701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8315100324" calcext:value-type="float">
            <text:p>8315100324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float" office:value="8315100725" calcext:value-type="float">
            <text:p>8315100725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7" office:value-type="float" office:value="8315100726" calcext:value-type="float">
            <text:p>8315100726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7" office:value-type="float" office:value="8315100528" calcext:value-type="float">
            <text:p>8315100528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7" office:value-type="float" office:value="8315100529" calcext:value-type="float">
            <text:p>8315100529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5" calcext:value-type="float">
            <text:p>55</text:p>
          </table:table-cell>
          <table:table-cell table:style-name="ce17" office:value-type="float" office:value="8315109030" calcext:value-type="float">
            <text:p>8315109030</text:p>
          </table:table-cell>
          <table:table-cell table:style-name="ce17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style-name="ce43" office:value-type="float" office:value="83151017" calcext:value-type="float">
            <text:p>83151017</text:p>
          </table:table-cell>
          <table:table-cell table:style-name="ce43" office:value-type="float" office:value="891506" calcext:value-type="float">
            <text:p>891506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8361010105" calcext:value-type="float">
            <text:p>836101010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8361010101" calcext:value-type="float">
            <text:p>8361010101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8361010118" calcext:value-type="float">
            <text:p>836101011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4" calcext:value-type="float">
            <text:p>34</text:p>
          </table:table-cell>
          <table:table-cell table:style-name="ce17" office:value-type="float" office:value="8361010115" calcext:value-type="float">
            <text:p>836101011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8361010113" calcext:value-type="float">
            <text:p>836101011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8361010111" calcext:value-type="float">
            <text:p>8361010111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float" office:value="8361010119" calcext:value-type="float">
            <text:p>8361010119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8361010103" calcext:value-type="float">
            <text:p>836101010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8361010107" calcext:value-type="float">
            <text:p>836101010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8361010108" calcext:value-type="float">
            <text:p>836101010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1" calcext:value-type="float">
            <text:p>41</text:p>
          </table:table-cell>
          <table:table-cell table:style-name="ce17" office:value-type="float" office:value="8361010110" calcext:value-type="float">
            <text:p>8361010110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float" office:value="8361010112" calcext:value-type="float">
            <text:p>8361010112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3" calcext:value-type="float">
            <text:p>43</text:p>
          </table:table-cell>
          <table:table-cell table:style-name="ce17" office:value-type="float" office:value="8361010106" calcext:value-type="float">
            <text:p>836101010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float" office:value="8361010116" calcext:value-type="float">
            <text:p>836101011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float" office:value="8361010109" calcext:value-type="float">
            <text:p>8361010109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float" office:value="8361010120" calcext:value-type="float">
            <text:p>8361010120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7" calcext:value-type="float">
            <text:p>47</text:p>
          </table:table-cell>
          <table:table-cell table:style-name="ce17" office:value-type="float" office:value="8361010114" calcext:value-type="float">
            <text:p>8361010114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8" calcext:value-type="float">
            <text:p>48</text:p>
          </table:table-cell>
          <table:table-cell table:style-name="ce17" office:value-type="float" office:value="8361010117" calcext:value-type="float">
            <text:p>836101011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float" office:value="8361010122" calcext:value-type="float">
            <text:p>8361010122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8361010123" calcext:value-type="float">
            <text:p>836101012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float" office:value="8361010124" calcext:value-type="float">
            <text:p>8361010124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2" calcext:value-type="float">
            <text:p>52</text:p>
          </table:table-cell>
          <table:table-cell table:style-name="ce17" office:value-type="float" office:value="8361010125" calcext:value-type="float">
            <text:p>836101012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3" calcext:value-type="float">
            <text:p>53</text:p>
          </table:table-cell>
          <table:table-cell table:style-name="ce17" office:value-type="float" office:value="8361010126" calcext:value-type="float">
            <text:p>836101012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4" calcext:value-type="float">
            <text:p>54</text:p>
          </table:table-cell>
          <table:table-cell table:style-name="ce17" office:value-type="float" office:value="8361010127" calcext:value-type="float">
            <text:p>836101012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5" calcext:value-type="float">
            <text:p>55</text:p>
          </table:table-cell>
          <table:table-cell table:style-name="ce17" office:value-type="float" office:value="8361010128" calcext:value-type="float">
            <text:p>836101012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6" calcext:value-type="float">
            <text:p>56</text:p>
          </table:table-cell>
          <table:table-cell table:style-name="ce44" office:value-type="float" office:value="8361010118" calcext:value-type="float">
            <text:p>8361010118</text:p>
          </table:table-cell>
          <table:table-cell table:style-name="ce43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8361010205" calcext:value-type="float">
            <text:p>836101020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8361010201" calcext:value-type="float">
            <text:p>8361010201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8361010218" calcext:value-type="float">
            <text:p>836101021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4" calcext:value-type="float">
            <text:p>34</text:p>
          </table:table-cell>
          <table:table-cell table:style-name="ce17" office:value-type="float" office:value="8361010215" calcext:value-type="float">
            <text:p>836101021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8361010213" calcext:value-type="float">
            <text:p>836101021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8361010211" calcext:value-type="float">
            <text:p>8361010211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float" office:value="8361010219" calcext:value-type="float">
            <text:p>8361010219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8361010203" calcext:value-type="float">
            <text:p>836101020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float" office:value="8361010207" calcext:value-type="float">
            <text:p>836101020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8361010208" calcext:value-type="float">
            <text:p>836101020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1" calcext:value-type="float">
            <text:p>41</text:p>
          </table:table-cell>
          <table:table-cell table:style-name="ce17" office:value-type="float" office:value="8361010210" calcext:value-type="float">
            <text:p>8361010210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float" office:value="8361010212" calcext:value-type="float">
            <text:p>8361010212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3" calcext:value-type="float">
            <text:p>43</text:p>
          </table:table-cell>
          <table:table-cell table:style-name="ce17" office:value-type="float" office:value="8361010206" calcext:value-type="float">
            <text:p>836101020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float" office:value="8361010216" calcext:value-type="float">
            <text:p>836101021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float" office:value="8361010209" calcext:value-type="float">
            <text:p>8361010209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float" office:value="8361010220" calcext:value-type="float">
            <text:p>8361010220</text:p>
          </table:table-cell>
          <table:table-cell table:style-name="ce17" office:value-type="float" office:value="51110320" calcext:value-type="float">
            <text:p>51110320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7" calcext:value-type="float">
            <text:p>47</text:p>
          </table:table-cell>
          <table:table-cell table:style-name="ce17" office:value-type="float" office:value="8361010214" calcext:value-type="float">
            <text:p>8361010214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8" calcext:value-type="float">
            <text:p>48</text:p>
          </table:table-cell>
          <table:table-cell table:style-name="ce17" office:value-type="float" office:value="8361010217" calcext:value-type="float">
            <text:p>836101021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float" office:value="8361010222" calcext:value-type="float">
            <text:p>8361010222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8361010223" calcext:value-type="float">
            <text:p>8361010223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float" office:value="8361010224" calcext:value-type="float">
            <text:p>8361010224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2" calcext:value-type="float">
            <text:p>52</text:p>
          </table:table-cell>
          <table:table-cell table:style-name="ce17" office:value-type="float" office:value="8361010225" calcext:value-type="float">
            <text:p>8361010225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3" calcext:value-type="float">
            <text:p>53</text:p>
          </table:table-cell>
          <table:table-cell table:style-name="ce17" office:value-type="float" office:value="8361010226" calcext:value-type="float">
            <text:p>8361010226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4" calcext:value-type="float">
            <text:p>54</text:p>
          </table:table-cell>
          <table:table-cell table:style-name="ce17" office:value-type="float" office:value="8361010227" calcext:value-type="float">
            <text:p>8361010227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5" calcext:value-type="float">
            <text:p>55</text:p>
          </table:table-cell>
          <table:table-cell table:style-name="ce17" office:value-type="float" office:value="8361010228" calcext:value-type="float">
            <text:p>8361010228</text:p>
          </table:table-cell>
          <table:table-cell table:style-name="ce17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14" office:value-type="float" office:value="56" calcext:value-type="float">
            <text:p>56</text:p>
          </table:table-cell>
          <table:table-cell table:style-name="ce43" office:value-type="float" office:value="836101010213" calcext:value-type="float">
            <text:p>836101010213</text:p>
          </table:table-cell>
          <table:table-cell table:style-name="ce43" office:value-type="float" office:value="891521" calcext:value-type="float">
            <text:p>891521</text:p>
          </table:table-cell>
          <table:table-cell table:number-columns-repeated="252"/>
        </table:table-row>
        <table:table-row table:style-name="ro1" table:number-rows-repeated="78">
          <table:table-cell table:style-name="ce41"/>
          <table:table-cell table:style-name="ce14"/>
          <table:table-cell table:style-name="ce41"/>
          <table:table-cell table:style-name="ce45"/>
          <table:table-cell table:number-columns-repeated="252"/>
        </table:table-row>
        <table:table-row table:style-name="ro1" table:number-rows-repeated="841">
          <table:table-cell table:number-columns-repeated="256"/>
        </table:table-row>
        <table:table-row table:style-name="ro1">
          <table:table-cell table:style-name="ce38"/>
          <table:table-cell/>
          <table:table-cell table:style-name="ce38"/>
          <table:table-cell table:number-columns-repeated="253"/>
        </table:table-row>
        <table:table-row table:style-name="ro1">
          <table:table-cell table:style-name="ce38"/>
          <table:table-cell/>
          <table:table-cell table:style-name="ce38"/>
          <table:table-cell table:number-columns-repeated="253"/>
        </table:table-row>
      </table:table>
      <table:table table:name="Grrupo_depreciacion" table:style-name="ta5" table:print="false">
        <office:forms form:automatic-focus="false" form:apply-design-mode="false"/>
        <table:table-column table:style-name="co9" table:default-cell-style-name="ce38"/>
        <table:table-column table:style-name="co8" table:default-cell-style-name="ce42"/>
        <table:table-column table:style-name="co13" table:default-cell-style-name="ce42"/>
        <table:table-column table:style-name="co8" table:default-cell-style-name="ce42"/>
        <table:table-column table:style-name="co12" table:default-cell-style-name="ce38"/>
        <table:table-column table:style-name="co14" table:default-cell-style-name="ce38"/>
        <table:table-column table:style-name="co1" table:number-columns-repeated="22" table:default-cell-style-name="ce38"/>
        <table:table-column table:style-name="co1" table:number-columns-repeated="228" table:default-cell-style-name="Default"/>
        <table:table-row table:style-name="ro1">
          <table:table-cell table:style-name="ce6" office:value-type="string" calcext:value-type="string">
            <text:p>Grupo_id</text:p>
          </table:table-cell>
          <table:table-cell table:style-name="ce6" office:value-type="string" calcext:value-type="string">
            <text:p>Depreciacion</text:p>
          </table:table-cell>
          <table:table-cell table:style-name="ce6" office:value-type="string" calcext:value-type="string">
            <text:p>Vita Util</text:p>
          </table:table-cell>
          <table:table-cell table:style-name="ce6" office:value-type="string" calcext:value-type="string">
            <text:p>Cuenta_debito</text:p>
          </table:table-cell>
          <table:table-cell table:style-name="ce6" office:value-type="string" calcext:value-type="string">
            <text:p>Cuenta_Credito</text:p>
          </table:table-cell>
          <table:table-cell table:number-columns-repeated="251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33004" calcext:value-type="float">
            <text:p>533004</text:p>
          </table:table-cell>
          <table:table-cell table:style-name="ce17" office:value-type="float" office:value="16850401" calcext:value-type="float">
            <text:p>16850401</text:p>
          </table:table-cell>
          <table:table-cell table:style-name="ce17" office:value-type="string" calcext:value-type="string">
            <text:p>ARMAMENTO DE VIGILANCIA</text:p>
          </table:table-cell>
          <table:table-cell table:style-name="ce41" office:value-type="float" office:value="201" calcext:value-type="float">
            <text:p>201</text:p>
          </table:table-cell>
          <table:table-cell table:number-columns-repeated="249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33004" calcext:value-type="float">
            <text:p>533004</text:p>
          </table:table-cell>
          <table:table-cell table:style-name="ce17" office:value-type="float" office:value="16850402" calcext:value-type="float">
            <text:p>16850402</text:p>
          </table:table-cell>
          <table:table-cell table:style-name="ce17" office:value-type="string" calcext:value-type="string">
            <text:p>EQUIPO DE MÚSICA</text:p>
          </table:table-cell>
          <table:table-cell table:style-name="ce41" office:value-type="float" office:value="202" calcext:value-type="float">
            <text:p>202</text:p>
          </table:table-cell>
          <table:table-cell table:number-columns-repeated="249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31103" calcext:value-type="float">
            <text:p>531103</text:p>
          </table:table-cell>
          <table:table-cell table:style-name="ce17" office:value-type="float" office:value="19650303" calcext:value-type="float">
            <text:p>19650303</text:p>
          </table:table-cell>
          <table:table-cell table:style-name="ce17" office:value-type="string" calcext:value-type="string">
            <text:p>ELEMENTOS DE CULTO</text:p>
          </table:table-cell>
          <table:table-cell table:style-name="ce41" office:value-type="float" office:value="203" calcext:value-type="float">
            <text:p>203</text:p>
          </table:table-cell>
          <table:table-cell table:number-columns-repeated="249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CUADROS Y PINTURAS</text:p>
          </table:table-cell>
          <table:table-cell table:style-name="ce41" office:value-type="float" office:value="204" calcext:value-type="float">
            <text:p>204</text:p>
          </table:table-cell>
          <table:table-cell table:number-columns-repeated="249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9" calcext:value-type="float">
            <text:p>533009</text:p>
          </table:table-cell>
          <table:table-cell table:style-name="ce17" office:value-type="float" office:value="16850906" calcext:value-type="float">
            <text:p>16850906</text:p>
          </table:table-cell>
          <table:table-cell table:style-name="ce17" office:value-type="string" calcext:value-type="string">
            <text:p>EQUIPOS DE COMEDOR, COCINA, DESPENSA Y HOTELERIA</text:p>
          </table:table-cell>
          <table:table-cell table:style-name="ce41" office:value-type="float" office:value="206" calcext:value-type="float">
            <text:p>206</text:p>
          </table:table-cell>
          <table:table-cell table:number-columns-repeated="249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7" calcext:value-type="float">
            <text:p>533007</text:p>
          </table:table-cell>
          <table:table-cell table:style-name="ce17" office:value-type="float" office:value="16850707" calcext:value-type="float">
            <text:p>16850707</text:p>
          </table:table-cell>
          <table:table-cell table:style-name="ce17" office:value-type="string" calcext:value-type="string">
            <text:p>EQUIPO DE COMUNICACIÓN</text:p>
          </table:table-cell>
          <table:table-cell table:style-name="ce41" office:value-type="float" office:value="207" calcext:value-type="float">
            <text:p>207</text:p>
          </table:table-cell>
          <table:table-cell table:number-columns-repeated="249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33004" calcext:value-type="float">
            <text:p>533004</text:p>
          </table:table-cell>
          <table:table-cell table:style-name="ce17" office:value-type="float" office:value="16850408" calcext:value-type="float">
            <text:p>16850408</text:p>
          </table:table-cell>
          <table:table-cell table:style-name="ce17" office:value-type="string" calcext:value-type="string">
            <text:p>EQUIPOS Y MÁQUINAS DE CONSTRUCCIÓN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249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33004" calcext:value-type="float">
            <text:p>533004</text:p>
          </table:table-cell>
          <table:table-cell table:style-name="ce17" office:value-type="float" office:value="16850409" calcext:value-type="float">
            <text:p>16850409</text:p>
          </table:table-cell>
          <table:table-cell table:style-name="ce17" office:value-type="string" calcext:value-type="string">
            <text:p>EQUIPOS DE RECREACIÓN Y DEPORTE</text:p>
          </table:table-cell>
          <table:table-cell table:style-name="ce41" office:value-type="float" office:value="209" calcext:value-type="float">
            <text:p>209</text:p>
          </table:table-cell>
          <table:table-cell table:number-columns-repeated="249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5" calcext:value-type="float">
            <text:p>533005</text:p>
          </table:table-cell>
          <table:table-cell table:style-name="ce17" office:value-type="float" office:value="16850510" calcext:value-type="float">
            <text:p>16850510</text:p>
          </table:table-cell>
          <table:table-cell table:style-name="ce17" office:value-type="string" calcext:value-type="string">
            <text:p>EQUIPO DE LABORATORIO</text:p>
          </table:table-cell>
          <table:table-cell table:style-name="ce41" office:value-type="float" office:value="210" calcext:value-type="float">
            <text:p>210</text:p>
          </table:table-cell>
          <table:table-cell table:number-columns-repeated="249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5" calcext:value-type="float">
            <text:p>533005</text:p>
          </table:table-cell>
          <table:table-cell table:style-name="ce17" office:value-type="float" office:value="16850511" calcext:value-type="float">
            <text:p>16850511</text:p>
          </table:table-cell>
          <table:table-cell table:style-name="ce17" office:value-type="string" calcext:value-type="string">
            <text:p>EQUIPO MEDICO Y ODONTOLOGICO</text:p>
          </table:table-cell>
          <table:table-cell table:style-name="ce41" office:value-type="float" office:value="211" calcext:value-type="float">
            <text:p>211</text:p>
          </table:table-cell>
          <table:table-cell table:number-columns-repeated="249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6" calcext:value-type="float">
            <text:p>533006</text:p>
          </table:table-cell>
          <table:table-cell table:style-name="ce17" office:value-type="float" office:value="16850612" calcext:value-type="float">
            <text:p>16850612</text:p>
          </table:table-cell>
          <table:table-cell table:style-name="ce17" office:value-type="string" calcext:value-type="string">
            <text:p>EQUIPO Y MAQUINA DE OFICINA</text:p>
          </table:table-cell>
          <table:table-cell table:style-name="ce41" office:value-type="float" office:value="212" calcext:value-type="float">
            <text:p>212</text:p>
          </table:table-cell>
          <table:table-cell table:number-columns-repeated="249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8" calcext:value-type="float">
            <text:p>533008</text:p>
          </table:table-cell>
          <table:table-cell table:style-name="ce17" office:value-type="float" office:value="16850813" calcext:value-type="float">
            <text:p>16850813</text:p>
          </table:table-cell>
          <table:table-cell table:style-name="ce17" office:value-type="string" calcext:value-type="string">
            <text:p>EQUIPO DE TRANSPORTE, TRACCIÓN Y ELEVACIÓN</text:p>
          </table:table-cell>
          <table:table-cell table:style-name="ce41" office:value-type="float" office:value="213" calcext:value-type="float">
            <text:p>213</text:p>
          </table:table-cell>
          <table:table-cell table:number-columns-repeated="249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33004" calcext:value-type="float">
            <text:p>533004</text:p>
          </table:table-cell>
          <table:table-cell table:style-name="ce17" office:value-type="float" office:value="16850414" calcext:value-type="float">
            <text:p>16850414</text:p>
          </table:table-cell>
          <table:table-cell table:style-name="ce17" office:value-type="string" calcext:value-type="string">
            <text:p>HERRAMIENTAS Y ACCESORIOS</text:p>
          </table:table-cell>
          <table:table-cell table:style-name="ce41" office:value-type="float" office:value="214" calcext:value-type="float">
            <text:p>214</text:p>
          </table:table-cell>
          <table:table-cell table:number-columns-repeated="249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31107" calcext:value-type="float">
            <text:p>531107</text:p>
          </table:table-cell>
          <table:table-cell table:style-name="ce17" office:value-type="float" office:value="19650700" calcext:value-type="float">
            <text:p>19650700</text:p>
          </table:table-cell>
          <table:table-cell table:style-name="ce17" office:value-type="string" calcext:value-type="string">
            <text:p>LIBROS Y PUBLICACIONES DE INVESTIGACION Y CONSULTA</text:p>
          </table:table-cell>
          <table:table-cell table:style-name="ce41" office:value-type="float" office:value="216" calcext:value-type="float">
            <text:p>216</text:p>
          </table:table-cell>
          <table:table-cell table:number-columns-repeated="249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3006" calcext:value-type="float">
            <text:p>533006</text:p>
          </table:table-cell>
          <table:table-cell table:style-name="ce17" office:value-type="float" office:value="16850618" calcext:value-type="float">
            <text:p>16850618</text:p>
          </table:table-cell>
          <table:table-cell table:style-name="ce17" office:value-type="string" calcext:value-type="string">
            <text:p>MUEBLES Y ENSERES</text:p>
          </table:table-cell>
          <table:table-cell table:style-name="ce41" office:value-type="float" office:value="218" calcext:value-type="float">
            <text:p>218</text:p>
          </table:table-cell>
          <table:table-cell table:number-columns-repeated="249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VESTUARIO ROPA Y DOTACION</text:p>
          </table:table-cell>
          <table:table-cell table:style-name="ce41" office:value-type="float" office:value="220" calcext:value-type="float">
            <text:p>220</text:p>
          </table:table-cell>
          <table:table-cell table:number-columns-repeated="249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33007" calcext:value-type="float">
            <text:p>533007</text:p>
          </table:table-cell>
          <table:table-cell table:style-name="ce17" office:value-type="float" office:value="16850721" calcext:value-type="float">
            <text:p>16850721</text:p>
          </table:table-cell>
          <table:table-cell table:style-name="ce17" office:value-type="string" calcext:value-type="string">
            <text:p>EQUIPO DE COMPUTO</text:p>
          </table:table-cell>
          <table:table-cell table:style-name="ce41" office:value-type="float" office:value="221" calcext:value-type="float">
            <text:p>221</text:p>
          </table:table-cell>
          <table:table-cell table:number-columns-repeated="249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string" calcext:value-type="string">
            <text:p>SI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34508" calcext:value-type="float">
            <text:p>534508</text:p>
          </table:table-cell>
          <table:table-cell table:style-name="ce17" office:value-type="float" office:value="19750822" calcext:value-type="float">
            <text:p>19750822</text:p>
          </table:table-cell>
          <table:table-cell table:style-name="ce17" office:value-type="string" calcext:value-type="string">
            <text:p>INTANGIBLES (software)</text:p>
          </table:table-cell>
          <table:table-cell table:style-name="ce41" office:value-type="float" office:value="222" calcext:value-type="float">
            <text:p>222</text:p>
          </table:table-cell>
          <table:table-cell table:number-columns-repeated="249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EQUIPOS PARA ESTACION DE BOMBEO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49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EQUIPO DE AYUDA AUDIOVISUAL</text:p>
          </table:table-cell>
          <table:table-cell table:style-name="ce41" office:value-type="float" office:value="224" calcext:value-type="float">
            <text:p>224</text:p>
          </table:table-cell>
          <table:table-cell table:number-columns-repeated="249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33003" calcext:value-type="float">
            <text:p>533003</text:p>
          </table:table-cell>
          <table:table-cell table:style-name="ce17" office:value-type="float" office:value="16850301" calcext:value-type="float">
            <text:p>16850301</text:p>
          </table:table-cell>
          <table:table-cell table:style-name="ce17" office:value-type="string" calcext:value-type="string">
            <text:p>LINEAS Y CABLES DE TELECOMUNICACIONES</text:p>
          </table:table-cell>
          <table:table-cell table:style-name="ce41" office:value-type="float" office:value="225" calcext:value-type="float">
            <text:p>225</text:p>
          </table:table-cell>
          <table:table-cell table:number-columns-repeated="249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SATELITES Y ANTENAS</text:p>
          </table:table-cell>
          <table:table-cell table:style-name="ce41" office:value-type="float" office:value="226" calcext:value-type="float">
            <text:p>226</text:p>
          </table:table-cell>
          <table:table-cell table:number-columns-repeated="249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EQUIPO DE URGENCIAS</text:p>
          </table:table-cell>
          <table:table-cell table:style-name="ce41" office:value-type="float" office:value="228" calcext:value-type="float">
            <text:p>228</text:p>
          </table:table-cell>
          <table:table-cell table:number-columns-repeated="249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EQUIPO DE SERVICIO AMBULATORIO</text:p>
          </table:table-cell>
          <table:table-cell table:style-name="ce41" office:value-type="float" office:value="229" calcext:value-type="float">
            <text:p>229</text:p>
          </table:table-cell>
          <table:table-cell table:number-columns-repeated="249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5" table:number-columns-repeated="2"/>
          <table:table-cell table:style-name="ce17" office:value-type="string" calcext:value-type="string">
            <text:p>EQUIPO DE ENSEÑANZA</text:p>
          </table:table-cell>
          <table:table-cell table:style-name="ce41" office:value-type="float" office:value="230" calcext:value-type="float">
            <text:p>230</text:p>
          </table:table-cell>
          <table:table-cell table:number-columns-repeated="249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3" office:value-type="float" office:value="531108" calcext:value-type="float">
            <text:p>531108</text:p>
          </table:table-cell>
          <table:table-cell table:style-name="ce43" office:value-type="float" office:value="168511" calcext:value-type="float">
            <text:p>168511</text:p>
          </table:table-cell>
          <table:table-cell table:style-name="ce17" office:value-type="string" calcext:value-type="string">
            <text:p>ELEMENTOS DE ARTE</text:p>
          </table:table-cell>
          <table:table-cell table:style-name="ce41" office:value-type="float" office:value="230" calcext:value-type="float">
            <text:p>230</text:p>
          </table:table-cell>
          <table:table-cell table:number-columns-repeated="249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REDES, LINEAS Y CABLES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49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TERRENOS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249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CAPACITACION BIENESTAR SOCIAL Y ESTIMULOS</text:p>
          </table:table-cell>
          <table:table-cell table:style-name="ce41" office:value-type="float" office:value="121" calcext:value-type="float">
            <text:p>121</text:p>
          </table:table-cell>
          <table:table-cell table:number-columns-repeated="249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COMBUSTIBLES Y LUBRICANTES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249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DOTACION A TRABAJADORES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49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LEMENTOS DE ASEO, LAVANDERIA Y CAFETERIA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49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LEMENTOS PARA CONSTRUCCION E INSTALACION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249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FOTOCOPIAS</text:p>
          </table:table-cell>
          <table:table-cell table:style-name="ce41" office:value-type="float" office:value="12503" calcext:value-type="float">
            <text:p>12503</text:p>
          </table:table-cell>
          <table:table-cell table:number-columns-repeated="249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IMPRESOS Y PUBLICACIONES</text:p>
          </table:table-cell>
          <table:table-cell table:style-name="ce41" office:value-type="float" office:value="12602" calcext:value-type="float">
            <text:p>12602</text:p>
          </table:table-cell>
          <table:table-cell table:number-columns-repeated="249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ATERIAL EDUCATIVO</text:p>
          </table:table-cell>
          <table:table-cell table:style-name="ce41" office:value-type="float" office:value="12502" calcext:value-type="float">
            <text:p>12502</text:p>
          </table:table-cell>
          <table:table-cell table:number-columns-repeated="249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ATERIALES Y SUMINISTROS</text:p>
          </table:table-cell>
          <table:table-cell table:style-name="ce41" office:value-type="float" office:value="125" calcext:value-type="float">
            <text:p>125</text:p>
          </table:table-cell>
          <table:table-cell table:number-columns-repeated="249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ATERIALES Y SUMINISTROS EN GENERAL</text:p>
          </table:table-cell>
          <table:table-cell table:style-name="ce41" office:value-type="float" office:value="12501" calcext:value-type="float">
            <text:p>12501</text:p>
          </table:table-cell>
          <table:table-cell table:number-columns-repeated="249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EDALLAS TROFEOS Y ELEMENTOS DEPORTIVOS</text:p>
          </table:table-cell>
          <table:table-cell table:style-name="ce41" office:value-type="float" office:value="108" calcext:value-type="float">
            <text:p>108</text:p>
          </table:table-cell>
          <table:table-cell table:number-columns-repeated="249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EDICAMENTOS ELEMENTOS DE ODONTOLOGIA</text:p>
          </table:table-cell>
          <table:table-cell table:style-name="ce41" office:value-type="float" office:value="103" calcext:value-type="float">
            <text:p>103</text:p>
          </table:table-cell>
          <table:table-cell table:number-columns-repeated="249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OTROS CARGOS DIFERIDOS</text:p>
          </table:table-cell>
          <table:table-cell table:style-name="ce41" office:value-type="float" office:value="12601" calcext:value-type="float">
            <text:p>12601</text:p>
          </table:table-cell>
          <table:table-cell table:number-columns-repeated="249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REPUESTOS PARA MAQUINAS Y EQUIPOS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49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UTILES DE ESCRITORIO Y OFICINA</text:p>
          </table:table-cell>
          <table:table-cell table:style-name="ce41" office:value-type="float" office:value="110" calcext:value-type="float">
            <text:p>110</text:p>
          </table:table-cell>
          <table:table-cell table:number-columns-repeated="249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VIVERES RANCHO Y LICORES</text:p>
          </table:table-cell>
          <table:table-cell table:style-name="ce41" office:value-type="float" office:value="111" calcext:value-type="float">
            <text:p>111</text:p>
          </table:table-cell>
          <table:table-cell table:number-columns-repeated="249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ACCESORIOS EQUIPO DE COMPUTO C. C</text:p>
          </table:table-cell>
          <table:table-cell table:style-name="ce41" office:value-type="float" office:value="128" calcext:value-type="float">
            <text:p>128</text:p>
          </table:table-cell>
          <table:table-cell table:number-columns-repeated="249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DE COMPUTO CC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49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DE COMUNICACIÓN CC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249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DE LABORATORIO CC</text:p>
          </table:table-cell>
          <table:table-cell table:style-name="ce41" office:value-type="float" office:value="95" calcext:value-type="float">
            <text:p>95</text:p>
          </table:table-cell>
          <table:table-cell table:number-columns-repeated="249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DE SEGURIDAD INDUSTRIAL</text:p>
          </table:table-cell>
          <table:table-cell table:style-name="ce41" office:value-type="float" office:value="124" calcext:value-type="float">
            <text:p>124</text:p>
          </table:table-cell>
          <table:table-cell table:number-columns-repeated="249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MEDICO Y ODONTOLOGICO CC</text:p>
          </table:table-cell>
          <table:table-cell table:style-name="ce41" office:value-type="float" office:value="96" calcext:value-type="float">
            <text:p>96</text:p>
          </table:table-cell>
          <table:table-cell table:number-columns-repeated="249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EQUIPO Y MAQUINARIA DE OFICINA CC</text:p>
          </table:table-cell>
          <table:table-cell table:style-name="ce41" office:value-type="float" office:value="98" calcext:value-type="float">
            <text:p>98</text:p>
          </table:table-cell>
          <table:table-cell table:number-columns-repeated="249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43" table:number-columns-repeated="2"/>
          <table:table-cell table:style-name="ce17" office:value-type="string" calcext:value-type="string">
            <text:p>LIBROS CC</text:p>
          </table:table-cell>
          <table:table-cell table:style-name="ce41" office:value-type="float" office:value="101" calcext:value-type="float">
            <text:p>101</text:p>
          </table:table-cell>
          <table:table-cell table:number-columns-repeated="249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LLANTAS Y NEUMATICOS</text:p>
          </table:table-cell>
          <table:table-cell table:style-name="ce41" office:value-type="float" office:value="217" calcext:value-type="float">
            <text:p>217</text:p>
          </table:table-cell>
          <table:table-cell table:number-columns-repeated="249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ATERIALES REACTIVOS Y DE LABORATORIO</text:p>
          </table:table-cell>
          <table:table-cell table:style-name="ce41" office:value-type="float" office:value="1004" calcext:value-type="float">
            <text:p>1004</text:p>
          </table:table-cell>
          <table:table-cell table:number-columns-repeated="249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MUEBLES Y ENSERES CC</text:p>
          </table:table-cell>
          <table:table-cell table:style-name="ce41" office:value-type="float" office:value="97" calcext:value-type="float">
            <text:p>97</text:p>
          </table:table-cell>
          <table:table-cell table:number-columns-repeated="249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REPUESTOS MAQUINARIAS Y EQUIPOS Consumo</text:p>
          </table:table-cell>
          <table:table-cell table:style-name="ce41" office:value-type="float" office:value="282" calcext:value-type="float">
            <text:p>282</text:p>
          </table:table-cell>
          <table:table-cell table:number-columns-repeated="249"/>
        </table:table-row>
        <table:table-row table:style-name="ro1" table:number-rows-repeated="825">
          <table:table-cell table:number-columns-repeated="256"/>
        </table:table-row>
        <table:table-row table:style-name="ro1">
          <table:table-cell table:number-columns-repeated="2"/>
          <table:table-cell table:style-name="ce38" table:number-columns-repeated="2"/>
          <table:table-cell table:number-columns-repeated="252"/>
        </table:table-row>
        <table:table-row table:style-name="ro1">
          <table:table-cell table:number-columns-repeated="2"/>
          <table:table-cell table:style-name="ce38" table:number-columns-repeated="2"/>
          <table:table-cell table:number-columns-repeated="252"/>
        </table:table-row>
      </table:table>
      <table:named-expressions/>
      <table:database-ranges>
        <table:database-range table:name="__Anonymous_Sheet_DB__1" table:target-range-address="'Grupo Hijos'.A1:'Grupo Hijos'.G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number number:decimal-places="0" number:min-integer-digits="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6:41:40.7704089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rupo_20_Padre" style:display-name="PageStyle_Grupo Pa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_20_Hijos" style:display-name="PageStyle_Grupo Hij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_20_Contables_5f_entradas" style:display-name="PageStyle_Cuentas Contables_entr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_20_Contables_5f_movimientos" style:display-name="PageStyle_Cuentas Contables_movi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rupo_5f_depreciacion" style:display-name="PageStyle_Grrupo_depreci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cion_20_Base" style:display-name="PageStyle_Informacion 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7:29:45.827611844</dc:date>
    <meta:generator>LibreOffice/4.2.7.2$Linux_X86_64 LibreOffice_project/420$Build-2</meta:generator>
    <meta:editing-duration>PT23M31S</meta:editing-duration>
    <meta:editing-cycles>4</meta:editing-cycles>
    <meta:document-statistic meta:table-count="5" meta:cell-count="1251" meta:object-count="0"/>
  </office:meta>
</office:document-meta>
</file>